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c9cd" officeooo:paragraph-rsid="001bc9cd"/>
    </style:style>
    <style:style style:name="P2" style:family="paragraph" style:parent-style-name="Text_20_body">
      <style:text-properties officeooo:rsid="001be9a7" officeooo:paragraph-rsid="001be9a7"/>
    </style:style>
    <style:style style:name="P3" style:family="paragraph" style:parent-style-name="Table_20_Contents">
      <style:text-properties officeooo:rsid="0018404e" officeooo:paragraph-rsid="0018404e"/>
    </style:style>
    <style:style style:name="P4" style:family="paragraph" style:parent-style-name="Table_20_Contents">
      <style:text-properties officeooo:rsid="00187253" officeooo:paragraph-rsid="00187253"/>
    </style:style>
    <style:style style:name="P5" style:family="paragraph" style:parent-style-name="Table_20_Contents">
      <style:text-properties officeooo:rsid="001a680c" officeooo:paragraph-rsid="001a680c"/>
    </style:style>
    <style:style style:name="P6" style:family="paragraph" style:parent-style-name="Table_20_Contents">
      <style:text-properties officeooo:rsid="001ab24e" officeooo:paragraph-rsid="001ab24e"/>
    </style:style>
    <style:style style:name="P7" style:family="paragraph" style:parent-style-name="Table_20_Contents">
      <style:text-properties officeooo:rsid="001aec78" officeooo:paragraph-rsid="001aec78"/>
    </style:style>
    <style:style style:name="P8" style:family="paragraph" style:parent-style-name="Table_20_Contents">
      <style:text-properties fo:font-weight="bold" officeooo:rsid="0018404e" officeooo:paragraph-rsid="0018404e" style:font-weight-asian="bold" style:font-weight-complex="bold"/>
    </style:style>
    <style:style style:name="P9" style:family="paragraph" style:parent-style-name="Text_20_body" style:list-style-name="L3">
      <style:text-properties officeooo:rsid="001be9a7" officeooo:paragraph-rsid="001be9a7"/>
    </style:style>
    <style:style style:name="P10" style:family="paragraph" style:parent-style-name="Text_20_body">
      <style:text-properties officeooo:rsid="001c3bdd" officeooo:paragraph-rsid="001c3bdd"/>
    </style:style>
    <style:style style:name="P11" style:family="paragraph" style:parent-style-name="Text_20_body">
      <style:text-properties officeooo:rsid="001f1715" officeooo:paragraph-rsid="001f1715"/>
    </style:style>
    <style:style style:name="P12" style:family="paragraph" style:parent-style-name="Text_20_body" style:list-style-name="L4">
      <style:text-properties officeooo:rsid="001f1715" officeooo:paragraph-rsid="001f1715"/>
    </style:style>
    <style:style style:name="P13" style:family="paragraph" style:parent-style-name="Text_20_body">
      <style:text-properties officeooo:paragraph-rsid="001f1715"/>
    </style:style>
    <style:style style:name="P14" style:family="paragraph" style:parent-style-name="Heading_20_2">
      <style:text-properties officeooo:rsid="0019d97d" officeooo:paragraph-rsid="0019d97d"/>
    </style:style>
    <style:style style:name="P15" style:family="paragraph" style:parent-style-name="Heading_20_2">
      <style:paragraph-properties fo:break-before="page"/>
      <style:text-properties officeooo:rsid="0018404e" officeooo:paragraph-rsid="0018404e"/>
    </style:style>
    <style:style style:name="P16" style:family="paragraph" style:parent-style-name="Table_20_Contents" style:list-style-name="L1">
      <style:text-properties officeooo:rsid="001a680c" officeooo:paragraph-rsid="001a680c"/>
    </style:style>
    <style:style style:name="P17" style:family="paragraph" style:parent-style-name="Table_20_Contents" style:list-style-name="L2">
      <style:text-properties officeooo:rsid="001ab24e" officeooo:paragraph-rsid="001ab24e"/>
    </style:style>
    <style:style style:name="T1" style:family="text">
      <style:text-properties officeooo:rsid="001c002a"/>
    </style:style>
    <style:style style:name="T2" style:family="text">
      <style:text-properties fo:font-weight="bold" style:font-weight-asian="bold" style:font-weight-complex="bold"/>
    </style:style>
    <style:style style:name="T3" style:family="text">
      <style:text-properties fo:font-weight="bold" officeooo:rsid="001d285b" style:font-weight-asian="bold" style:font-weight-complex="bold"/>
    </style:style>
    <style:style style:name="T4" style:family="text">
      <style:text-properties fo:font-weight="bold" officeooo:rsid="001f171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d285b" style:font-weight-asian="normal" style:font-weight-complex="normal"/>
    </style:style>
    <style:style style:name="T7" style:family="text">
      <style:text-properties fo:font-weight="normal" officeooo:rsid="001f171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Descripción general</text:h>
      <text:p text:style-name="P10">Este <text:span text:style-name="T2">plan de empresa</text:span><text:span text:style-name="T5"> es la materialización del estudio que hemos realizado para valorar la viabilidad de la idea que tenemos cuatro compañeros del Ciclo Formativo de Administración de Sistemas Informáticos en Red en relación con el sector de las TIC.</text:span></text:p>
      <text:p text:style-name="P10"><text:span text:style-name="T5">Y, por tanto, da respuesta al </text:span><text:span text:style-name="T2">proyecto</text:span><text:span text:style-name="T5"> que hay que desarrollar en el módulo profesional de Empresa e Iniciativa Emprendedora con objeto de adquirir capacidades de emprendizaje.</text:span></text:p>
      <text:p text:style-name="P10"><text:span text:style-name="T5">Nuestro proyecto empresarial se denomirará </text:span><text:span text:style-name="T2">Picigaal</text:span><text:span text:style-name="T5"> (nombre provisional), y consiste en la </text:span><text:span text:style-name="T2">creación de una plataforma web que prestará servicios de asesoramiento y </text:span><text:span text:style-name="T3">desarroyadores</text:span><text:span text:style-name="T2"> a empresa</text:span><text:span text:style-name="T3">s.</text:span></text:p>
      <text:p text:style-name="P10"><text:span text:style-name="T5">Como </text:span><text:span text:style-name="T6">servicio adicional, la plataforma proveerá a </text:span><text:span text:style-name="T3">desarroyadores freelance puestos de trabajo en los proyectos para estas empresas</text:span><text:span text:style-name="T6">, similar a una bolsa de trabajo.</text:span></text:p>
      <text:p text:style-name="P11"><text:span text:style-name="T6">E</text:span><text:span text:style-name="T5">sta </text:span><text:span text:style-name="T2">oportunidad de negocio</text:span><text:span text:style-name="T5"> surge con ocasión de la combinación de varias circunstancias:</text:span></text:p>
      <text:list xml:id="list2445007160166222318" text:style-name="L4">
        <text:list-item>
          <text:p text:style-name="P12"><text:span text:style-name="T5">Los cuatro promotores conocemos el sector debido a que estamos estudiando un Ciclo Formativo relacionado con la idea de negocio.</text:span></text:p>
        </text:list-item>
        <text:list-item>
          <text:p text:style-name="P12"><text:span text:style-name="T5">Disponemos de los conocimientos necesarios para desarroyar dicha plataforma web.</text:span></text:p>
        </text:list-item>
        <text:list-item>
          <text:p text:style-name="P12"><text:span text:style-name="T5">Con el mercado actual, consideramos que un servicio como el que queremos ofrecer sería un buen impulso, tanto para empresas que requirieran de este, como para programadores y desarroyadores que buscaran trabajo.</text:span></text:p>
        </text:list-item>
        <text:list-item>
          <text:p text:style-name="P12"><text:span text:style-name="T5">Las plataformas web que ofrecen servicios similares, no están enfocadas a las TIC, con lo cual es dificil tanto para desarroyadores como para empresas que los requieran encontrarse.</text:span></text:p>
        </text:list-item>
      </text:list>
      <text:p text:style-name="P13"><text:span text:style-name="T7">Por supuesto, los tres contamos con la </text:span><text:span text:style-name="T4">motivación de emprender</text:span><text:span text:style-name="T7"> un proyecto que será fruto directo de los conocimientos del Ciclo Formativo que estamos cursando.</text:span></text:p>
      <text:p text:style-name="P13"><text:span text:style-name="T7">En general, los </text:span><text:span text:style-name="T4">clientes</text:span><text:span text:style-name="T7"> a los que nos dirigiremos son por una parte: desarroyadores de software, diseñadores, maquetadores… Y por otra parte: Empresas y particulares.</text:span></text:p>
      <text:h text:style-name="P15" text:outline-level="2">La idea</text:h>
      <text:p text:style-name="P1">Un sitio web, funcionando como bolsa de trabajo, donde enlazar a los desarroyadores adecuados según su experiencia y conocimientos con los proyectos que más se les ajusten.</text:p>
      <text:p text:style-name="P1">Las características generales se resumen en la siguiente tabla:</text:p>
      <table:table table:name="Table1" table:style-name="Table1">
        <table:table-column table:style-name="Table1.A"/>
        <table:table-column table:style-name="Table1.B"/>
        <table:table-row>
          <table:table-cell table:style-name="Table1.A1" office:value-type="string">
            <text:p text:style-name="P8">Características</text:p>
          </table:table-cell>
          <table:table-cell table:style-name="Table1.B1" office:value-type="string">
            <text:p text:style-name="P8">Descripción</text:p>
          </table:table-cell>
        </table:table-row>
        <table:table-row>
          <table:table-cell table:style-name="Table1.A10" office:value-type="string">
            <text:p text:style-name="P3">Actividad</text:p>
          </table:table-cell>
          <table:table-cell table:style-name="Table1.B10" office:value-type="string">
            <text:p text:style-name="P5">Cantera de desarroyadores.</text:p>
          </table:table-cell>
        </table:table-row>
        <table:table-row>
          <table:table-cell table:style-name="Table1.A10" office:value-type="string">
            <text:p text:style-name="P3">Clasificación de la actividad</text:p>
          </table:table-cell>
          <table:table-cell table:style-name="Table1.B10" office:value-type="string">
            <text:p text:style-name="P5">Bolsa de trabajo para desarroyadores.</text:p>
          </table:table-cell>
        </table:table-row>
        <table:table-row>
          <table:table-cell table:style-name="Table1.A10" office:value-type="string">
            <text:p text:style-name="P3">Forma jurídica</text:p>
          </table:table-cell>
          <table:table-cell table:style-name="Table1.B10" office:value-type="string">
            <text:p text:style-name="P4">Sociedad Limitada Nueva Empresa.</text:p>
          </table:table-cell>
        </table:table-row>
        <table:table-row>
          <table:table-cell table:style-name="Table1.A10" office:value-type="string">
            <text:p text:style-name="P3">Localización</text:p>
          </table:table-cell>
          <table:table-cell table:style-name="Table1.B10" office:value-type="string">
            <text:p text:style-name="P7"><text:a xlink:type="simple" xlink:href="http://Www.picigaal.com/" text:style-name="Internet_20_link" text:visited-style-name="Visited_20_Internet_20_Link"><text:span text:style-name="T1">w</text:span></text:a><text:a xlink:type="simple" xlink:href="http://Www.picigaal.com/" text:style-name="Internet_20_link" text:visited-style-name="Visited_20_Internet_20_Link">ww.picigaal.com</text:a></text:p>
          </table:table-cell>
        </table:table-row>
        <table:table-row>
          <table:table-cell table:style-name="Table1.A10" office:value-type="string">
            <text:p text:style-name="P3">Instalaciones</text:p>
          </table:table-cell>
          <table:table-cell table:style-name="Table1.B10" office:value-type="string">
            <text:p text:style-name="P7">En la red.</text:p>
          </table:table-cell>
        </table:table-row>
        <table:table-row>
          <table:table-cell table:style-name="Table1.A10" office:value-type="string">
            <text:p text:style-name="P3">Equipos y maquinarias</text:p>
          </table:table-cell>
          <table:table-cell table:style-name="Table1.B10" office:value-type="string">
            <text:p text:style-name="P5">Equipos informáticos y servidores.</text:p>
          </table:table-cell>
        </table:table-row>
        <table:table-row>
          <table:table-cell table:style-name="Table1.A10" office:value-type="string">
            <text:p text:style-name="P3">Personal y organización</text:p>
          </table:table-cell>
          <table:table-cell table:style-name="Table1.B10" office:value-type="string">
            <text:p text:style-name="P5">Cuatro promotores.</text:p>
          </table:table-cell>
        </table:table-row>
        <table:table-row>
          <table:table-cell table:style-name="Table1.A10" office:value-type="string">
            <text:p text:style-name="P3">Cartera de servicios</text:p>
          </table:table-cell>
          <table:table-cell table:style-name="Table1.B10" office:value-type="string">
            <text:list xml:id="list7519251456364520653" text:style-name="L1">
              <text:list-item>
                <text:p text:style-name="P16">Asesoramiento de proyectos a empresas.</text:p>
              </text:list-item>
              <text:list-item>
                <text:p text:style-name="P16">Asignación de desarroyadores a proyectos.</text:p>
              </text:list-item>
            </text:list>
          </table:table-cell>
        </table:table-row>
        <table:table-row>
          <table:table-cell table:style-name="Table1.A10" office:value-type="string">
            <text:p text:style-name="P3">Clientes</text:p>
          </table:table-cell>
          <table:table-cell table:style-name="Table1.B10" office:value-type="string">
            <text:list xml:id="list4099480841151978052" text:style-name="L2">
              <text:list-item>
                <text:p text:style-name="P17">Empresas y particulares que requieran de servicios de desarroyo.</text:p>
              </text:list-item>
              <text:list-item>
                <text:p text:style-name="P17">Desarroyadores que busquen proyectos en los que trabajar.</text:p>
              </text:list-item>
            </text:list>
          </table:table-cell>
        </table:table-row>
        <table:table-row>
          <table:table-cell table:style-name="Table1.A11" office:value-type="string">
            <text:p text:style-name="P4">Herramientas de promoción</text:p>
          </table:table-cell>
          <table:table-cell table:style-name="Table1.B11" office:value-type="string">
            <text:p text:style-name="P6">Página web, redes socuales, anuncios en prensa e Internet, visitas comerciales y contactos personales.</text:p>
          </table:table-cell>
        </table:table-row>
      </table:table>
      <text:p text:style-name="P2"/>
      <text:p text:style-name="P2">Picigaal (Nombre provisional) nace con la misión de facilitar a los desarroyadores de software proyectos en los que trabajar, así como para facilitar a las empresas desarroyadores para trabajar en sus proyectos, mediante una plataforma web que permita según las habilidades de cada uno, enlazarlo con el proyecto adecuado.</text:p>
      <text:p text:style-name="P2">Los objetivos generales del proyecto son:</text:p>
      <text:list xml:id="list6151648731907289861" text:style-name="L3">
        <text:list-item>
          <text:p text:style-name="P9">Proveer de una bolsa de trabajo a desarroyadores.</text:p>
        </text:list-item>
        <text:list-item>
          <text:p text:style-name="P9">Proveer de desarroyadores a empresas y particulares que los requieran.</text:p>
        </text:list-item>
        <text:list-item>
          <text:p text:style-name="P9">Ser referente como plataforma de trabajo para desarroyado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6:24:42.263474341</meta:creation-date>
    <dc:date>2015-10-23T16:42:30.389832000</dc:date>
    <meta:editing-duration>PT49M39S</meta:editing-duration>
    <meta:editing-cycles>13</meta:editing-cycles>
    <meta:generator>LibreOffice/5.0.2.2$Linux_X86_64 LibreOffice_project/00m0$Build-2</meta:generator>
    <meta:document-statistic meta:table-count="1" meta:image-count="0" meta:object-count="0" meta:page-count="2" meta:paragraph-count="44" meta:word-count="492" meta:character-count="3290" meta:non-whitespace-character-count="2855"/>
  </office:meta>
</office:document-meta>
</file>